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357cm" fo:min-width="14.386cm"/>
    </style:style>
    <style:style style:name="gr2" style:family="graphic" style:parent-style-name="text">
      <style:graphic-properties fo:min-height="0.628cm" fo:min-width="7.24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Email_20_address">
      <style:graphic-properties fo:min-width="26.828cm"/>
    </style:style>
    <style:style style:name="gr6" style:family="graphic" style:parent-style-name="text">
      <style:graphic-properties fo:min-height="1.02cm" fo:min-width="5.489cm"/>
    </style:style>
    <style:style style:name="pr1" style:family="presentation" style:parent-style-name="unbranded-designninja-presentation-template-subtitle">
      <style:graphic-properties draw:fill-color="#ffffff" fo:min-height="1.27cm"/>
    </style:style>
    <style:style style:name="pr2" style:family="presentation" style:parent-style-name="unbranded-designninja-presentation-template-notes">
      <style:graphic-properties draw:fill-color="#ffffff" draw:auto-grow-height="true" fo:min-height="12.573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subtitle">
      <style:graphic-properties draw:fill-color="#ffffff" fo:min-height="1.2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unbranded-designninja-presentation-template-title">
      <style:graphic-properties draw:auto-grow-height="true" fo:min-height="10.327cm" fo:min-width="24.699cm"/>
    </style:style>
    <style:style style:name="pr9" style:family="presentation" style:parent-style-name="unbranded-designninja-presentation-template-title">
      <style:graphic-properties draw:auto-grow-height="true" fo:min-height="12.944cm" fo:min-width="24.699cm"/>
    </style:style>
    <style:style style:name="pr10" style:family="presentation" style:parent-style-name="unbranded-designninja-presentation-template-title">
      <style:graphic-properties draw:auto-grow-height="true" fo:min-height="11.438cm" fo:min-width="24.699cm"/>
    </style:style>
    <style:style style:name="pr11" style:family="presentation" style:parent-style-name="unbranded-designninja-presentation-template-title">
      <style:graphic-properties draw:auto-grow-height="true" fo:min-height="9.732cm" fo:min-width="24.699cm"/>
    </style:style>
    <style:style style:name="pr12" style:family="presentation" style:parent-style-name="unbranded-designninja-presentation-template-title">
      <style:graphic-properties draw:auto-grow-height="true" fo:min-height="9.299cm" fo:min-width="24.699cm"/>
    </style:style>
    <style:style style:name="pr13" style:family="presentation" style:parent-style-name="unbranded-designninja-presentation-template-title">
      <style:graphic-properties draw:auto-grow-height="true" fo:min-height="0.303cm" fo:min-width="24.699cm"/>
    </style:style>
    <style:style style:name="pr14" style:family="presentation" style:parent-style-name="unbranded-designninja-presentation-template-title">
      <style:graphic-properties draw:auto-grow-height="true" fo:min-height="10.996cm" fo:min-width="24.699cm"/>
    </style:style>
    <style:style style:name="pr15" style:family="presentation" style:parent-style-name="unbranded-designninja-presentation-template-title">
      <style:graphic-properties fo:min-width="24.699cm"/>
    </style:style>
    <style:style style:name="pr16" style:family="presentation" style:parent-style-name="unbranded-designninja-presentation-template-outline1">
      <style:graphic-properties fo:min-height="13.61cm" fo:min-width="24.699cm"/>
    </style:style>
    <style:style style:name="pr17" style:family="presentation" style:parent-style-name="unbranded-designninja-presentation-template-notes">
      <style:graphic-properties draw:fill-color="#ffffff" fo:min-height="12.322cm" fo:min-width="16.771cm"/>
    </style:style>
    <style:style style:name="pr18" style:family="presentation" style:parent-style-name="Default-title">
      <style:graphic-properties fo:min-width="26.17cm"/>
    </style:style>
    <style:style style:name="pr1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end"/>
      <style:text-properties fo:color="#83caf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start"/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start"/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7" style:family="paragraph">
      <style:text-properties fo:font-family="Comfortaa" style:font-pitch="variable" fo:font-weight="normal" style:font-weight-asian="normal" style:font-weight-complex="normal"/>
    </style:style>
    <style:style style:name="P18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text-align="start"/>
      <style:text-properties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1" style:family="paragraph">
      <style:paragraph-properties fo:text-align="start"/>
      <style:text-properties fo:font-family="'DejaVu Sans Mono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color="#83caff" fo:font-size="28pt" style:font-size-asian="28pt" style:font-size-complex="28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family="Cantarell" style:font-pitch="variable" fo:font-weight="normal" style:font-weight-asian="normal" style:font-weight-complex="normal"/>
    </style:style>
    <style:style style:name="T9" style:family="text">
      <style:text-properties fo:font-family="Cantarell" style:font-pitch="variabl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3caff" fo:font-size="32pt" style:font-size-asian="32pt" style:font-size-complex="32pt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family="Comfortaa" style:font-pitch="variable" fo:font-weight="normal" style:font-weight-asian="normal" style:font-weight-complex="normal"/>
    </style:style>
    <style:style style:name="T21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'DejaVu Sans Mono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family="'DejaVu Sans Mono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family="'DejaVu Sans Mono'" style:font-family-generic="modern" style:font-pitch="fixed" fo:font-size="16pt" style:font-size-asian="16pt" style:font-size-complex="16pt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72pt" style:font-size-asian="72pt" style:font-size-complex="72pt"/>
    </style:style>
    <style:style style:name="T35" style:family="text">
      <style:text-properties fo:font-size="88pt" style:font-size-asian="88pt" style:font-size-complex="88pt"/>
    </style:style>
    <style:style style:name="T36" style:family="text">
      <style:text-properties fo:color="#ffffff" fo:font-family="Comfortaa" style:font-pitch="variable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ffffff" fo:font-family="Comfortaa" style:font-pitch="variable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color="#ffffff" fo:font-family="Comfortaa" style:font-pitch="variable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2.316cm" svg:y="10.154cm" presentation:class="subtitle" presentation:user-transformed="true">
          <draw:text-box>
            <text:p text:style-name="P1"><text:span text:style-name="T1"><text:s/></text:span><text:span text:style-name="T1">Use and advantages</text:span></text:p>
          </draw:text-box>
        </draw:frame>
        <draw:frame draw:style-name="gr1" draw:text-style-name="P3" draw:layer="layout" svg:width="14.886cm" svg:height="2.607cm" svg:x="2.152cm" svg:y="17.013cm">
          <draw:text-box>
            <text:p text:style-name="P3"><text:span text:style-name="T2">Jean Daniel Browne</text:span></text:p>
          </draw:text-box>
        </draw:frame>
        <draw:frame draw:style-name="gr2" draw:text-style-name="P4" draw:layer="layout" svg:width="7.745cm" svg:height="1.352cm" svg:x="2.352cm" svg:y="15.662cm">
          <draw:text-box>
            <text:p><text:span text:style-name="T3">Presented</text:span><text:span text:style-name="T4"> par</text:span></text:p>
          </draw:text-box>
        </draw:frame>
        <draw:frame draw:style-name="License_20_Info" draw:layer="layout" svg:width="5.047cm" svg:height="1.411cm" svg:x="22.436cm" svg:y="19.385cm">
          <draw:text-box>
            <text:p text:style-name="P1"><text:span text:style-name="T5">Creative Commons</text:span></text:p>
            <text:p/>
          </draw:text-box>
        </draw:frame>
        <draw:frame draw:style-name="gr3" draw:text-style-name="P5" draw:layer="layout" svg:width="24.33cm" svg:height="2.855cm" svg:x="1.248cm" svg:y="7.194cm">
          <draw:text-box>
            <text:p><text:span text:style-name="T6">a Twisted introdu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<text:span text:style-name="T7">- preemtpif/fairness time sharing</text:span></text:p>
              <text:p><text:span text:style-name="T7">- sepration of concern, protocol implementer and users</text:span></text:p>
              <text:p><text:span text:style-name="T7">- dechrger le user du parsing</text:span></text:p>
            </draw:text-box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lan</text:p>
          </draw:text-box>
        </draw:frame>
        <draw:frame presentation:style-name="pr4" draw:layer="layout" svg:width="23.495cm" svg:height="15.837cm" svg:x="1.805cm" svg:y="3.84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</text:list-header>
            </text:list>
            <text:list text:style-name="L4">
              <text:list-item>
                <text:p><text:span text:style-name="T8"><text:s text:c="2"/></text:span><text:span text:style-name="T8">Twisted: </text:span><text:span text:style-name="T9">use and key concepts</text:span></text:p>
              </text:list-item>
              <text:list-item>
                <text:p><text:span text:style-name="T8"><text:s text:c="2"/></text:span><text:span text:style-name="T8">the mechanism at the core of Twisted </text:span></text:p>
              </text:list-item>
              <text:list-item>
                <text:p><text:span text:style-name="T8"><text:s text:c="2"/></text:span><text:span text:style-name="T8">example: a notification cli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<text:span text:style-name="T10">Twisted use </text:span><text:span text:style-name="T10"><text:line-break/></text:span><text:span text:style-name="T10">and key concepts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1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2">applications </text:span><text:span text:style-name="T12"><text:line-break/></text:span><text:span text:style-name="T12">distributed on multiple servers, </text:span><text:span text:style-name="T12"><text:line-break/></text:span><text:span text:style-name="T12">using multiple protocol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2">Non-blocking interfa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Common code for subsequent examples</text:span></text:p>
          </draw:text-box>
        </draw:frame>
        <draw:frame presentation:style-name="pr8" draw:text-style-name="P13" draw:layer="layout" svg:width="26.084cm" svg:height="10.327cm" svg:x="1.63cm" svg:y="5.668cm" presentation:class="title" presentation:user-transformed="true">
          <draw:text-box>
            <text:p text:style-name="P12"><text:span text:style-name="T14">from lxml.html import parse</text:span><text:span text:style-name="T14"><text:line-break/></text:span><text:span text:style-name="T14">dig = lambda html,pattern: parse(html).xpath(pattern)[0]</text:span><text:span text:style-name="T14"><text:line-break/></text:span><text:span text:style-name="T14"><text:line-break/></text:span><text:span text:style-name="T14"><text:line-break/></text:span><text:span text:style-name="T14">planets = ["http://planet.debian.net",</text:span><text:span text:style-name="T14"><text:line-break/></text:span><text:span text:style-name="T14"> <text:s text:c="10"/>"http://planetzope.org",</text:span><text:span text:style-name="T14"><text:line-break/></text:span><text:span text:style-name="T14"> <text:s text:c="10"/>"http://planet.gnome.org",</text:span><text:span text:style-name="T14"><text:line-break/></text:span><text:span text:style-name="T14"> <text:s text:c="10"/>"http://gstreamer.freedesktop.org/planet/"]:</text:span><text:span text:style-name="T14"><text:line-break/></text:span><text:span text:style-name="T14"><text:line-break/></text:span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Blocking code</text:span></text:p>
          </draw:text-box>
        </draw:frame>
        <draw:frame presentation:style-name="pr9" draw:text-style-name="P14" draw:layer="layout" svg:width="25.758cm" svg:height="12.944cm" svg:x="1.489cm" svg:y="4.255cm" presentation:class="title" presentation:user-transformed="true">
          <draw:text-box>
            <text:p text:style-name="P12"><text:span text:style-name="T15">from urllib2 import urlopen</text:span><text:span text:style-name="T15"><text:line-break/></text:span><text:span text:style-name="T15"><text:line-break/></text:span><text:span text:style-name="T15">def first_title(url):</text:span><text:span text:style-name="T15"><text:line-break/></text:span><text:span text:style-name="T15"><text:line-break/></text:span><text:span text:style-name="T15"> <text:s text:c="3"/>article = dig(</text:span><text:span text:style-name="T16">urlopen</text:span><text:span text:style-name="T15">(url ), '//h3' ).text</text:span><text:span text:style-name="T15"><text:line-break/></text:span><text:span text:style-name="T15"> <text:s text:c="3"/>print "first article on " url, title </text:span><text:span text:style-name="T15"><text:line-break/></text:span><text:span text:style-name="T15"><text:line-break/></text:span><text:span text:style-name="T15"><text:line-break/></text:span><text:span text:style-name="T15">for planet in planets:</text:span><text:span text:style-name="T15"><text:line-break/></text:span><text:span text:style-name="T15"> <text:s text:c="3"/>first_title(planet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Twisted's non-blocking equivalent</text:span></text:p>
          </draw:text-box>
        </draw:frame>
        <draw:frame presentation:style-name="pr9" draw:text-style-name="P14" draw:layer="layout" svg:width="25.758cm" svg:height="12.944cm" svg:x="1.489cm" svg:y="4.255cm" presentation:class="title" presentation:user-transformed="true">
          <draw:text-box>
            <text:p text:style-name="P12"><text:span text:style-name="T15"><text:line-break/></text:span><text:span text:style-name="T15"><text:line-break/></text:span><text:span text:style-name="T15">from twisted.internet import reactor</text:span><text:span text:style-name="T15"><text:line-break/></text:span><text:span text:style-name="T15">from twisted.web.client import getPage</text:span><text:span text:style-name="T15"><text:line-break/></text:span><text:span text:style-name="T15"><text:line-break/></text:span><text:span text:style-name="T15"><text:line-break/></text:span><text:span text:style-name="T15">def </text:span><text:span text:style-name="T16">print_first_title</text:span><text:span text:style-name="T15">(html):</text:span><text:span text:style-name="T15"><text:line-break/></text:span><text:span text:style-name="T15"> <text:s text:c="3"/>article = dig(html, '//h3').text</text:span><text:span text:style-name="T15"><text:line-break/></text:span><text:span text:style-name="T15"> <text:s text:c="3"/>print "first article on ", url, article, title</text:span><text:span text:style-name="T15"><text:line-break/></text:span><text:span text:style-name="T15"><text:line-break/></text:span><text:span text:style-name="T15">for p in planets:</text:span><text:span text:style-name="T15"><text:line-break/></text:span><text:span text:style-name="T15"> <text:s text:c="3"/>getPage(p).addCallback(</text:span><text:span text:style-name="T16">print_first_title</text:span><text:span text:style-name="T15">)</text:span><text:span text:style-name="T15"><text:line-break/></text:span><text:span text:style-name="T15"><text:line-break/></text:span><text:span text:style-name="T15">reactor.run()</text:span><text:span text:style-name="T15"><text:line-break/></text:span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4.67cm" svg:y="8.89cm" presentation:class="title" presentation:user-transformed="true">
          <draw:text-box>
            <text:p text:id="id1"><text:span text:style-name="T12"><text:s text:c="10"/></text:span><text:span text:style-name="T12">, no locks</text:span></text:p>
          </draw:text-box>
        </draw:frame>
        <draw:frame presentation:style-name="pr5" draw:text-style-name="P15" draw:id="id2" draw:layer="layout" svg:width="16.783cm" svg:height="3.176cm" svg:x="10.085cm" svg:y="12.165cm" presentation:class="title" presentation:user-transformed="true">
          <draw:text-box>
            <text:p><text:span text:style-name="T17">No recursive locks, </text:span><text:span text:style-name="T17"><text:line-break/></text:span><text:span text:style-name="T17">read/write locks, deadlocks</text:span><text:span text:style-name="T17"><text:line-break/></text:span><text:span text:style-name="T17">interlocking …</text:span></text:p>
          </draw:text-box>
        </draw:frame>
        <draw:frame presentation:style-name="pr5" draw:text-style-name="P10" draw:layer="layout" svg:width="16.944cm" svg:height="3.176cm" svg:x="6.607cm" svg:y="8.89cm" presentation:class="title" presentation:user-transformed="true">
          <draw:text-box>
            <text:p><text:span text:style-name="T12">No threads <text:s text:c="1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Blocking parallel … and buggy code</text:span></text:p>
          </draw:text-box>
        </draw:frame>
        <draw:frame presentation:style-name="pr10" draw:text-style-name="P16" draw:layer="layout" svg:width="20.629cm" svg:height="11.438cm" svg:x="3.165cm" svg:y="5.03cm" presentation:class="title" presentation:user-transformed="true">
          <draw:text-box>
            <text:p text:style-name="P12"><text:span text:style-name="T18">from urllib2 import urlopen</text:span><text:span text:style-name="T18"><text:line-break/></text:span><text:span text:style-name="T18">from threading import Thread</text:span><text:span text:style-name="T18"><text:line-break/></text:span><text:span text:style-name="T18"><text:line-break/></text:span><text:span text:style-name="T18">def first_title(url):</text:span><text:span text:style-name="T18"><text:line-break/></text:span><text:span text:style-name="T18"><text:line-break/></text:span><text:span text:style-name="T18"> <text:s text:c="3"/>title = dig(urlopen(url), '/html/head/title').text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draw:frame presentation:style-name="pr10" draw:text-style-name="P16" draw:id="id3" draw:layer="layout" svg:width="20.629cm" svg:height="11.438cm" svg:x="3.166cm" svg:y="5.03cm" presentation:class="title" presentation:user-transformed="true">
          <draw:text-box>
            <text:p text:style-name="P12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threads = (Thread(first_title, (p,)) for p in planets)</text:span><text:span text:style-name="T18"><text:line-break/></text:span><text:span text:style-name="T18"><text:line-break/></text:span><text:span text:style-name="T18">for t in threads: </text:span><text:span text:style-name="T18"><text:line-break/></text:span><text:span text:style-name="T18"> <text:s text:c="3"/>t.start()</text:span><text:span text:style-name="T18"><text:line-break/></text:span><text:span text:style-name="T18"><text:line-break/></text:span><text:span text:style-name="T18">for t in threads: </text:span><text:span text:style-name="T18"><text:line-break/></text:span><text:span text:style-name="T18"> <text:s text:c="3"/>t.join()</text:span><text:span text:style-name="T18"><text:line-break/></text:span><text:span text:style-name="T18"/></text:p>
          </draw:text-box>
        </draw:frame>
        <draw:frame presentation:style-name="pr10" draw:text-style-name="P16" draw:id="id4" draw:layer="layout" svg:width="20.629cm" svg:height="11.438cm" svg:x="3.166cm" svg:y="5.03cm" presentation:class="title" presentation:user-transformed="true">
          <draw:text-box>
            <text:p text:style-name="P12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</text:span><text:span text:style-name="T18">print "first article on:", url</text:span><text:span text:style-name="T18"><text:line-break/></text:span><text:span text:style-name="T18"> <text:s text:c="3"/>print "the title is:", title</text:span><text:span text:style-name="T18"><text:line-break/></text:span><text:span text:style-name="T18"><text:line-break/></text:span><text:span text:style-name="T18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2">Functions must return quickl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Can't mix blocking and non-blocking code</text:span></text:p>
          </draw:text-box>
        </draw:frame>
        <draw:frame presentation:style-name="pr9" draw:text-style-name="P14" draw:layer="layout" svg:width="25.758cm" svg:height="12.944cm" svg:x="1.489cm" svg:y="4.657cm" presentation:class="title" presentation:user-transformed="true">
          <draw:text-box>
            <text:p text:style-name="P12"><text:span text:style-name="T15">from smtplib import SMTP</text:span><text:span text:style-name="T15"><text:line-break/></text:span><text:span text:style-name="T15"><text:line-break/></text:span><text:span text:style-name="T15">msg = """From: notifyer@m.com</text:span><text:span text:style-name="T15"><text:line-break/></text:span><text:span text:style-name="T15">To: admin@m.com</text:span><text:span text:style-name="T15"><text:line-break/></text:span><text:span text:style-name="T15"><text:line-break/></text:span><text:span text:style-name="T15">"""</text:span><text:span text:style-name="T15"><text:line-break/></text:span><text:span text:style-name="T15"><text:line-break/></text:span><text:span text:style-name="T15">def print_first_title(html):</text:span><text:span text:style-name="T15"><text:line-break/></text:span><text:span text:style-name="T15"> <text:s text:c="3"/>title = dig( html, '//h3').text)</text:span><text:span text:style-name="T15"><text:line-break/></text:span><text:span text:style-name="T16"> <text:s text:c="3"/>s = SMTP('localhost')</text:span><text:span text:style-name="T16"><text:line-break/></text:span><text:span text:style-name="T16"> <text:s text:c="3"/>s.sendmail(notifyer@m.com, admin@m.com, msg + title)</text:span><text:span text:style-name="T16"><text:line-break/></text:span><text:span text:style-name="T16"> <text:s text:c="3"/>s.quit()</text:span><text:span text:style-name="T15"><text:line-break/></text:span><text:span text:style-name="T15"><text:line-break/></text:span><text:span text:style-name="T15">for p in planets:</text:span><text:span text:style-name="T15"><text:line-break/></text:span><text:span text:style-name="T15"> <text:s text:c="3"/>getPage(p).addCallback(print_first_titl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5.675cm" svg:x="1.27cm" svg:y="7.641cm" presentation:class="title" presentation:user-transformed="true">
          <draw:text-box>
            <text:p><text:span text:style-name="T20">The mechanism at the core of Twisted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1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6.301cm" svg:x="1.27cm" svg:y="7.328cm" presentation:class="title" presentation:user-transformed="true">
          <draw:text-box>
            <text:p><text:span text:style-name="T12">A system call </text:span><text:span text:style-name="T12"><text:line-break/></text:span><text:span text:style-name="T12">for supervising a list of sockets</text:span><text:span text:style-name="T12"><text:line-break/></text:span><text:span text:style-name="T12"><text:line-break/></text:span><text:span text:style-name="T12">like </text:span><text:span text:style-name="T21">select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cm" svg:height="6.301cm" svg:x="1.869cm" svg:y="7.149cm" presentation:class="title" presentation:user-transformed="true">
          <draw:text-box>
            <text:p text:style-name="P12"><text:span text:style-name="T12">For each socket: </text:span><text:span text:style-name="T12"><text:line-break/></text:span><text:span text:style-name="T12"> <text:s text:c="8"/>an instance of the </text:span><text:span text:style-name="T22">Protocol class</text:span><text:span text:style-name="T12"><text:line-break/></text:span><text:span text:style-name="T12"> <text:s text:c="8"/>holds </text:span><text:span text:style-name="T22">the callbacks</text:span><text:span text:style-name="T12"> processing the <text:s text:c="9"/>data received from the socke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8.863cm" svg:x="1.27cm" svg:y="5.947cm" presentation:class="title" presentation:user-transformed="true">
          <draw:text-box>
            <text:p text:style-name="P12"><text:span text:style-name="T23">1. When data is available in a socket, </text:span><text:span text:style-name="T23"><text:line-break/></text:span><text:span text:style-name="T23"><text:line-break/></text:span><text:span text:style-name="T23">2. the reactor triggers </text:span><text:span text:style-name="T24">dataReceived( data )</text:span><text:span text:style-name="T23"> of of the Protocol associated to the socket,</text:span><text:span text:style-name="T23"><text:line-break/></text:span><text:span text:style-name="T23"><text:line-break/></text:span><text:span text:style-name="T23">3. the data is parsed, formatted then routed toward the user callba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Example: <text:line-break/>a notification client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1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9" draw:layer="layout" svg:width="17.271cm" svg:height="12.573cm" svg:x="2.159cm" svg:y="13.271cm" presentation:class="notes">
            <draw:text-box>
              <text:p><text:span text:style-name="T25">Le prototype suivant opere une bonne transition entre la partie precedente, un peu theorique sur Twisted et la presentation du patch sur le module imap4 de Twisted. </text:span></text:p>
              <text:p><text:span text:style-name="T25"/></text:p>
              <text:p><text:span text:style-name="T25">On va voir comment creer un API pour operer des requetes reponses typiques d'un client mais surtout comment demander au serveur de se mettre dans le mode de notification. </text:span></text:p>
              <text:p><text:span text:style-name="T25"/></text:p>
              <text:p><text:span text:style-name="T25">Le mecanisme est similaire dans le module imap4 et est, en fait, presente ici decople de la connaissance du protocole IMAP.</text:span></text:p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2">A simple client/server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A simple client/server protocol </text:span></text:p>
          </draw:text-box>
        </draw:frame>
        <draw:frame presentation:style-name="pr9" draw:text-style-name="P20" draw:id="id8" draw:layer="layout" svg:width="25.758cm" svg:height="12.944cm" svg:x="2.278cm" svg:y="4.903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24"/>← <text:s text:c="3"/></text:span><text:span text:style-name="T26">46774</text:span></text:p>
          </draw:text-box>
        </draw:frame>
        <draw:frame presentation:style-name="pr9" draw:text-style-name="P20" draw:layer="layout" svg:width="25.758cm" svg:height="12.944cm" svg:x="2.278cm" svg:y="4.903cm" presentation:class="title" presentation:user-transformed="true">
          <draw:text-box>
            <text:p text:style-name="P12"><text:span text:style-name="T26"><text:s text:c="7"/></text:span><text:span text:style-name="T27">Client</text:span><text:span text:style-name="T26"> <text:s text:c="17"/></text:span><text:span text:style-name="T27">Server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draw:frame presentation:style-name="pr9" draw:text-style-name="P20" draw:id="id6" draw:layer="layout" svg:width="25.758cm" svg:height="12.944cm" svg:x="2.278cm" svg:y="4.903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 <text:s text:c="24"/>← <text:s text:c="2"/></text:span><text:span text:style-name="T26">nice flat in the 11e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draw:frame presentation:style-name="pr9" draw:text-style-name="P20" draw:id="id7" draw:layer="layout" svg:width="25.758cm" svg:height="12.944cm" svg:x="2.278cm" svg:y="4.903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4"/></text:span><text:span text:style-name="T26">random? <text:s text:c="8"/>→ <text:s/></text:span><text:span text:style-name="T26"><text:line-break/></text:span><text:span text:style-name="T26"/></text:p>
          </draw:text-box>
        </draw:frame>
        <draw:frame presentation:style-name="pr9" draw:text-style-name="P20" draw:id="id5" draw:layer="layout" svg:width="25.758cm" svg:height="12.944cm" svg:x="2.278cm" svg:y="4.903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 <text:s text:c="4"/></text:span><text:span text:style-name="T26">classified <text:s text:c="5"/>→ 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A simple client/server protocol </text:span></text:p>
          </draw:text-box>
        </draw:frame>
        <draw:frame presentation:style-name="pr9" draw:text-style-name="P20" draw:layer="layout" svg:width="25.758cm" svg:height="12.944cm" svg:x="2.278cm" svg:y="4.903cm" presentation:class="title" presentation:user-transformed="true">
          <draw:text-box>
            <text:p text:style-name="P12"><text:span text:style-name="T26"><text:s text:c="7"/></text:span><text:span text:style-name="T27">Client</text:span><text:span text:style-name="T26"> <text:s text:c="17"/></text:span><text:span text:style-name="T27">Server</text:span><text:span text:style-name="T26"><text:line-break/></text:span><text:span text:style-name="T26"><text:line-break/></text:span><text:span text:style-name="T26"> <text:s text:c="3"/>“classified?\n” <text:s/>→ <text:s text:c="2"/></text:span><text:span text:style-name="T26"><text:line-break/></text:span><text:span text:style-name="T26"> <text:s text:c="24"/>← <text:s/>“nice flat in the 11e\n”</text:span><text:span text:style-name="T26"><text:line-break/></text:span><text:span text:style-name="T26"><text:line-break/></text:span><text:span text:style-name="T26"> <text:s text:c="21"/>...</text:span><text:span text:style-name="T26"><text:line-break/></text:span><text:span text:style-name="T26"><text:line-break/></text:span><text:span text:style-name="T26"> <text:s text:c="3"/>“random?\n” <text:s text:c="5"/>→ <text:s/></text:span><text:span text:style-name="T26"><text:line-break/></text:span><text:span text:style-name="T26"> <text:s text:c="24"/>← <text:s text:c="2"/>“46774\n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Public interface: 2 commands and an event</text:span></text:p>
          </draw:text-box>
        </draw:frame>
        <draw:frame presentation:style-name="pr11" draw:text-style-name="P16" draw:layer="layout" svg:width="23.935cm" svg:height="10.433cm" svg:x="2.93cm" svg:y="6.061cm" presentation:class="title" presentation:user-transformed="true">
          <draw:text-box>
            <text:p text:style-name="P12"><text:span text:style-name="T18">from twisted.protocols import basic</text:span><text:span text:style-name="T18"><text:line-break/></text:span><text:span text:style-name="T18"><text:line-break/></text:span><text:span text:style-name="T18">class Client(basic.LineReceiver):</text:span><text:span text:style-name="T18"><text:line-break/></text:span><text:span text:style-name="T18"><text:line-break/></text:span><text:span text:style-name="T18"><text:line-break/></text:span><text:span text:style-name="T18"> <text:s text:c="3"/>def classified(self):</text:span><text:span text:style-name="T18"><text:line-break/></text:span><text:span text:style-name="T18"> <text:s text:c="7"/>“Sends the request for a classified ad”</text:span><text:span text:style-name="T18"><text:line-break/></text:span><text:span text:style-name="T18"><text:line-break/></text:span><text:span text:style-name="T18"> <text:s text:c="3"/>def random(self): </text:span><text:span text:style-name="T18"><text:line-break/></text:span><text:span text:style-name="T18"> <text:s text:c="7"/>“Sends the request for a random number”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def connectionMade(self): <text:s text:c="4"/># Event from the mother class </text:span><text:span text:style-name="T18"><text:line-break/></text:span><text:span text:style-name="T18"> <text:s text:c="7"/>“Code called by the reactor when the TCP connection is ready”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From the user point of view</text:span></text:p>
          </draw:text-box>
        </draw:frame>
        <draw:frame presentation:style-name="pr9" draw:text-style-name="P16" draw:layer="layout" svg:width="22.257cm" svg:height="13.834cm" svg:x="3.289cm" svg:y="4.866cm" presentation:class="title" presentation:user-transformed="true">
          <draw:text-box>
            <text:p text:style-name="P12"><text:span text:style-name="T18">from twisted.internet import reactor, protocol</text:span><text:span text:style-name="T18"><text:line-break/></text:span><text:span text:style-name="T18"><text:line-break/></text:span><text:span text:style-name="T18"><text:line-break/></text:span><text:span text:style-name="T18">class MyClient(Client):</text:span><text:span text:style-name="T18"><text:line-break/></text:span><text:span text:style-name="T18"><text:line-break/></text:span><text:span text:style-name="T18"><text:line-break/></text:span><text:span text:style-name="T18"> <text:s text:c="3"/>def connectionMade(self):</text:span><text:span text:style-name="T18"><text:line-break/></text:span><text:span text:style-name="T18"> <text:s text:c="7"/>self.random().addCallback(self.</text:span><text:span text:style-name="T28">print_and_get_classified</text:span><text:span text:style-name="T18">)</text:span><text:span text:style-name="T18"><text:line-break/></text:span><text:span text:style-name="T18"><text:line-break/></text:span><text:span text:style-name="T18"> <text:s text:c="3"/>def </text:span><text:span text:style-name="T28">print_and_get_classified</text:span><text:span text:style-name="T18">(self, result):</text:span><text:span text:style-name="T18"><text:line-break/></text:span><text:span text:style-name="T18"> <text:s text:c="7"/>print result</text:span><text:span text:style-name="T18"><text:line-break/></text:span><text:span text:style-name="T18"> <text:s text:c="7"/>self.classified().addCallback(self.</text:span><text:span text:style-name="T19">print_and_stop</text:span><text:span text:style-name="T18">)</text:span><text:span text:style-name="T18"><text:line-break/></text:span><text:span text:style-name="T18"><text:line-break/></text:span><text:span text:style-name="T18"> <text:s text:c="3"/>def </text:span><text:span text:style-name="T28">print_and_stop</text:span><text:span text:style-name="T18">(self, result):</text:span><text:span text:style-name="T18"><text:line-break/></text:span><text:span text:style-name="T18"> <text:s text:c="7"/>print result</text:span><text:span text:style-name="T18"><text:line-break/></text:span><text:span text:style-name="T18"> <text:s text:c="7"/>reactor.stop()</text:span><text:span text:style-name="T18"><text:line-break/></text:span><text:span text:style-name="T18"><text:line-break/></text:span><text:span text:style-name="T18">factory = protocol.ClientFactory()</text:span><text:span text:style-name="T18"><text:line-break/></text:span><text:span text:style-name="T18">factory.protocol = Client</text:span><text:span text:style-name="T18"><text:line-break/></text:span><text:span text:style-name="T18">reactor.connectTCP("localhost", 6789, factory)</text:span><text:span text:style-name="T18"><text:line-break/></text:span><text:span text:style-name="T18">reactor.run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From the user point of view</text:span></text:p>
          </draw:text-box>
        </draw:frame>
        <draw:frame presentation:style-name="pr9" draw:text-style-name="P16" draw:layer="layout" svg:width="22.257cm" svg:height="13.834cm" svg:x="3.289cm" svg:y="4.866cm" presentation:class="title" presentation:user-transformed="true">
          <draw:text-box>
            <text:p text:style-name="P12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</text:span><text:span text:style-name="T18">def connectionMade(self):</text:span><text:span text:style-name="T18"><text:line-break/></text:span><text:span text:style-name="T18"> <text:s text:c="7"/>self.random().addCallback(self.</text:span><text:span text:style-name="T28">print_and_get_classified</text:span><text:span text:style-name="T18">)</text:span><text:span text:style-name="T18"><text:line-break/></text:span><text:span text:style-name="T18"><text:line-break/></text:span><text:span text:style-name="T18"> <text:s text:c="3"/>def </text:span><text:span text:style-name="T28">print_and_get_classified</text:span><text:span text:style-name="T18">(self, result):</text:span><text:span text:style-name="T18"><text:line-break/></text:span><text:span text:style-name="T18"> <text:s text:c="7"/>print result</text:span><text:span text:style-name="T18"><text:line-break/></text:span><text:span text:style-name="T18"> <text:s text:c="7"/>self.classified().addCallback(</text:span><text:span text:style-name="T19">self.print_and_stop</text:span><text:span text:style-name="T18">)</text:span><text:span text:style-name="T18"><text:line-break/></text:span><text:span text:style-name="T18"><text:line-break/></text:span><text:span text:style-name="T18"> <text:s text:c="3"/>def </text:span><text:span text:style-name="T28">print_and_stop</text:span><text:span text:style-name="T18">(self, result):</text:span><text:span text:style-name="T18"><text:line-break/></text:span><text:span text:style-name="T18"> <text:s text:c="7"/>print result</text:span><text:span text:style-name="T18"><text:line-break/></text:span><text:span text:style-name="T18"> <text:s text:c="7"/>reactor.stop()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From the user point of view</text:span></text:p>
          </draw:text-box>
        </draw:frame>
        <draw:frame presentation:style-name="pr9" draw:text-style-name="P16" draw:layer="layout" svg:width="22.257cm" svg:height="13.834cm" svg:x="3.289cm" svg:y="4.866cm" presentation:class="title" presentation:user-transformed="true">
          <draw:text-box>
            <text:p text:style-name="P12"><text:span text:style-name="T18">from twisted.internet.defer import inlineCallbacks as _o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def connectionMade(self):</text:span><text:span text:style-name="T18"><text:line-break/></text:span><text:span text:style-name="T18"> <text:s text:c="7"/>self.random().addCallback(self.</text:span><text:span text:style-name="T28">print_and_get_classified</text:span><text:span text:style-name="T18">)</text:span><text:span text:style-name="T18"><text:line-break/></text:span><text:span text:style-name="T18"><text:line-break/></text:span><text:span text:style-name="T18"> <text:s text:c="3"/>def </text:span><text:span text:style-name="T28">print_and_get_classified</text:span><text:span text:style-name="T18">(self, result):</text:span><text:span text:style-name="T18"><text:line-break/></text:span><text:span text:style-name="T18"> <text:s text:c="7"/>print result</text:span><text:span text:style-name="T18"><text:line-break/></text:span><text:span text:style-name="T18"> <text:s text:c="7"/>self.classified().addCallback(</text:span><text:span text:style-name="T19">self.print_and_stop</text:span><text:span text:style-name="T18">)</text:span><text:span text:style-name="T18"><text:line-break/></text:span><text:span text:style-name="T18"><text:line-break/></text:span><text:span text:style-name="T18"> <text:s text:c="3"/>def </text:span><text:span text:style-name="T28">print_and_stop</text:span><text:span text:style-name="T18">(self, result):</text:span><text:span text:style-name="T18"><text:line-break/></text:span><text:span text:style-name="T18"> <text:s text:c="7"/>print result</text:span><text:span text:style-name="T18"><text:line-break/></text:span><text:span text:style-name="T18"> <text:s text:c="7"/>reactor.stop()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From the user point of view</text:span></text:p>
          </draw:text-box>
        </draw:frame>
        <draw:frame presentation:style-name="pr9" draw:text-style-name="P16" draw:layer="layout" svg:width="22.257cm" svg:height="13.693cm" svg:x="3.289cm" svg:y="4.854cm" presentation:class="title" presentation:user-transformed="true">
          <draw:text-box>
            <text:p text:style-name="P12"><text:span text:style-name="T18">from twisted.internet.defer import inlineCallbacks as _o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@_o</text:span><text:span text:style-name="T18"><text:line-break/></text:span><text:span text:style-name="T18"> <text:s text:c="3"/>def connectionMade(self):</text:span><text:span text:style-name="T18"><text:line-break/></text:span><text:span text:style-name="T18"> <text:s text:c="7"/>print yield self.random()</text:span><text:span text:style-name="T18"><text:line-break/></text:span><text:span text:style-name="T18"> <text:s text:c="7"/>print yield self.classified()</text:span><text:span text:style-name="T18"><text:line-break/></text:span><text:span text:style-name="T18"> <text:s text:c="7"/>reactor.stop()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From the user point of view</text:span></text:p>
          </draw:text-box>
        </draw:frame>
        <draw:frame presentation:style-name="pr9" draw:text-style-name="P16" draw:layer="layout" svg:width="22.257cm" svg:height="13.693cm" svg:x="3.289cm" svg:y="4.854cm" presentation:class="title" presentation:user-transformed="true">
          <draw:text-box>
            <text:p text:style-name="P12"><text:span text:style-name="T18">from twisted.internet.defer import inlineCallbacks as _o</text:span><text:span text:style-name="T18"><text:line-break/></text:span><text:span text:style-name="T18">from twisted.internet import reactor, protocol</text:span><text:span text:style-name="T18"><text:line-break/></text:span><text:span text:style-name="T18"><text:line-break/></text:span><text:span text:style-name="T18">class MyClient(Client):</text:span><text:span text:style-name="T18"><text:line-break/></text:span><text:span text:style-name="T18"><text:line-break/></text:span><text:span text:style-name="T18"> <text:s text:c="3"/>@_o</text:span><text:span text:style-name="T18"><text:line-break/></text:span><text:span text:style-name="T18"> <text:s text:c="3"/>def connectionMade(self):</text:span><text:span text:style-name="T18"><text:line-break/></text:span><text:span text:style-name="T18"> <text:s text:c="7"/>print yield self.random()</text:span><text:span text:style-name="T18"><text:line-break/></text:span><text:span text:style-name="T18"> <text:s text:c="7"/>print yield self.classified()</text:span><text:span text:style-name="T18"><text:line-break/></text:span><text:span text:style-name="T18"> <text:s text:c="7"/>reactor.stop()</text:span><text:span text:style-name="T18"><text:line-break/></text:span><text:span text:style-name="T18"><text:line-break/></text:span><text:span text:style-name="T18">factory = protocol.ClientFactory()</text:span><text:span text:style-name="T18"><text:line-break/></text:span><text:span text:style-name="T18">factory.protocol = Client</text:span><text:span text:style-name="T18"><text:line-break/></text:span><text:span text:style-name="T18">reactor.connectTCP("localhost", 6789, factory)</text:span><text:span text:style-name="T18"><text:line-break/></text:span><text:span text:style-name="T18">reactor.run()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Implementing the public interface</text:span></text:p>
          </draw:text-box>
        </draw:frame>
        <draw:frame presentation:style-name="pr12" draw:text-style-name="P16" draw:layer="layout" svg:width="21.083cm" svg:height="9.299cm" svg:x="2.989cm" svg:y="4.811cm" presentation:class="title" presentation:user-transformed="true">
          <draw:text-box>
            <text:p text:style-name="P12"><text:span text:style-name="T18">from twisted.protocols import basic</text:span><text:span text:style-name="T18"><text:line-break/></text:span><text:span text:style-name="T18"><text:line-break/></text:span><text:span text:style-name="T18">class Client(basic.LineReceiver):</text:span><text:span text:style-name="T18"><text:line-break/></text:span><text:span text:style-name="T18"><text:line-break/></text:span><text:span text:style-name="T18"> <text:s text:c="3"/>def classified(self): </text:span><text:span text:style-name="T18"><text:line-break/></text:span><text:span text:style-name="T18"> <text:s text:c="7"/>return self.command("classified?")</text:span><text:span text:style-name="T18"><text:line-break/></text:span><text:span text:style-name="T18"><text:line-break/></text:span><text:span text:style-name="T18"> <text:s text:c="3"/>def random(self): </text:span><text:span text:style-name="T18"><text:line-break/></text:span><text:span text:style-name="T18"> <text:s text:c="7"/>def </text:span><text:span text:style-name="T19">gotRandom</text:span><text:span text:style-name="T18">(number):</text:span><text:span text:style-name="T18"><text:line-break/></text:span><text:span text:style-name="T18"> <text:s text:c="11"/>return int(number)</text:span><text:span text:style-name="T18"><text:line-break/></text:span><text:span text:style-name="T18"> <text:s text:c="7"/>return self.command("random?").addCallback(</text:span><text:span text:style-name="T19">gotRandom</text:span><text:span text:style-name="T18">)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Private methods</text:span></text:p>
          </draw:text-box>
        </draw:frame>
        <draw:frame presentation:style-name="pr12" draw:text-style-name="P16" draw:layer="layout" svg:width="21.083cm" svg:height="9.299cm" svg:x="2.989cm" svg:y="4.811cm" presentation:class="title" presentation:user-transformed="true">
          <draw:text-box>
            <text:p text:style-name="P12"><text:span text:style-name="T18">from twisted.protocols import basic</text:span><text:span text:style-name="T18"><text:line-break/></text:span><text:span text:style-name="T18"><text:line-break/></text:span><text:span text:style-name="T18">class Client(basic.LineReceiver):</text:span><text:span text:style-name="T18"><text:line-break/></text:span><text:span text:style-name="T18"><text:line-break/></text:span><text:span text:style-name="T18"> <text:s text:c="3"/>def command(self, cmd):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3"/>def lineReceived(self, data):</text:span><text:span text:style-name="T18"><text:line-break/></text:span><text:span text:style-name="T18"/></text:p>
          </draw:text-box>
        </draw:frame>
        <draw:frame presentation:style-name="pr13" draw:text-style-name="P16" draw:layer="layout" svg:width="17.625cm" svg:height="2.609cm" svg:x="2.997cm" svg:y="10.112cm" presentation:class="title" presentation:user-transformed="true">
          <draw:text-box>
            <text:p text:style-name="P12"><text:span text:style-name="T18"><text:s text:c="16"/></text:span><text:span text:style-name="T18"><text:line-break/></text:span><text:span text:style-name="T18"><text:line-break/></text:span><text:span text:style-name="T18"><text:line-break/></text:span><text:span text:style-name="T18"> <text:s text:c="7"/></text:span></text:p>
          </draw:text-box>
        </draw:frame>
        <draw:frame presentation:style-name="pr12" draw:text-style-name="P16" draw:layer="layout" svg:width="21.083cm" svg:height="9.299cm" svg:x="2.991cm" svg:y="4.813cm" presentation:class="title" presentation:user-transformed="true">
          <draw:text-box>
            <text:p/>
          </draw:text-box>
        </draw:frame>
        <draw:frame presentation:style-name="pr12" draw:text-style-name="P16" draw:layer="layout" svg:width="21.083cm" svg:height="9.299cm" svg:x="2.991cm" svg:y="4.813cm" presentation:class="title" presentation:user-transformed="true">
          <draw:text-box>
            <text:p/>
          </draw:text-box>
        </draw:frame>
        <draw:frame presentation:style-name="pr12" draw:text-style-name="P16" draw:id="id10" draw:layer="layout" svg:width="21.083cm" svg:height="9.299cm" svg:x="2.992cm" svg:y="4.814cm" presentation:class="title" presentation:user-transformed="true">
          <draw:text-box>
            <text:p text:style-name="P12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7"/></text:span><text:span text:style-name="T18">self.d = defer.Deferred()</text:span><text:span text:style-name="T18"><text:line-break/></text:span><text:span text:style-name="T18"> <text:s text:c="7"/>return self.d</text:span><text:span text:style-name="T18"><text:line-break/></text:span><text:span text:style-name="T18"><text:line-break/></text:span><text:span text:style-name="T18"><text:line-break/></text:span><text:span text:style-name="T18"> <text:s text:c="7"/>self.d.callback(data)</text:span></text:p>
          </draw:text-box>
        </draw:frame>
        <draw:frame presentation:style-name="pr12" draw:text-style-name="P16" draw:id="id9" draw:layer="layout" svg:width="21.083cm" svg:height="9.299cm" svg:x="2.993cm" svg:y="4.815cm" presentation:class="title" presentation:user-transformed="true">
          <draw:text-box>
            <text:p text:style-name="P12"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 <text:s text:c="7"/></text:span><text:span text:style-name="T18">self.sendLine(cmd)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2">Supporting notifications</text:span><text:span text:style-name="T12"><text:line-break/></text:span><text:span text:style-name="T12">in the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Extending the protocol with </text:span><text:span text:style-name="T29">notifications</text:span></text:p>
          </draw:text-box>
        </draw:frame>
        <draw:frame presentation:style-name="pr9" draw:text-style-name="P20" draw:layer="layout" svg:width="25.758cm" svg:height="12.944cm" svg:x="3.589cm" svg:y="4.611cm" presentation:class="title" presentation:user-transformed="true">
          <draw:text-box>
            <text:p text:style-name="P12"><text:span text:style-name="T26"><text:s text:c="4"/></text:span><text:span text:style-name="T27">Client</text:span><text:span text:style-name="T26"> <text:s text:c="11"/></text:span><text:span text:style-name="T27">Server</text:span><text:span text:style-name="T26"><text:line-break/></text:span><text:span text:style-name="T26"><text:line-break/></text:span><text:span text:style-name="T26"><text:line-break/></text:span><text:span text:style-name="T26"> <text:s text:c="12"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12"/></text:span></text:p>
          </draw:text-box>
        </draw:frame>
        <draw:frame presentation:style-name="pr9" draw:text-style-name="P20" draw:id="id11" draw:layer="layout" svg:width="25.758cm" svg:height="12.944cm" svg:x="3.589cm" svg:y="4.611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 <text:s text:c="3"/></text:span><text:span text:style-name="T26">notif <text:s text:c="4"/>→</text:span><text:span text:style-name="T26"><text:line-break/></text:span><text:span text:style-name="T26"> <text:s text:c="12"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draw:frame presentation:style-name="pr9" draw:text-style-name="P20" draw:id="id12" draw:layer="layout" svg:width="25.758cm" svg:height="12.944cm" svg:x="3.589cm" svg:y="4.611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19"/>← </text:span><text:span text:style-name="T26">notif: random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12"/></text:span></text:p>
          </draw:text-box>
        </draw:frame>
        <draw:frame presentation:style-name="pr9" draw:text-style-name="P20" draw:id="id13" draw:layer="layout" svg:width="25.758cm" svg:height="12.944cm" svg:x="3.589cm" svg:y="4.611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3"/></text:span><text:span text:style-name="T26">stop <text:s text:c="5"/>→</text:span><text:span text:style-name="T26"><text:line-break/></text:span><text:span text:style-name="T26"> <text:s text:c="3"/>random? <text:s text:c="2"/>→ <text:s/></text:span><text:span text:style-name="T26"><text:line-break/></text:span><text:span text:style-name="T26"><text:line-break/></text:span><text:span text:style-name="T26"><text:line-break/></text:span><text:span text:style-name="T26"> <text:s text:c="12"/></text:span></text:p>
          </draw:text-box>
        </draw:frame>
        <draw:frame presentation:style-name="pr9" draw:text-style-name="P20" draw:id="id14" draw:layer="layout" svg:width="25.758cm" svg:height="12.944cm" svg:x="3.589cm" svg:y="4.611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 <text:s text:c="12"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19"/>← </text:span><text:span text:style-name="T26">46774</text:span><text:span text:style-name="T26"><text:line-break/></text:span><text:span text:style-name="T26"><text:line-break/></text:span><text:span text:style-name="T26"> <text:s text:c="12"/></text:span></text:p>
          </draw:text-box>
        </draw:frame>
        <draw:frame presentation:style-name="pr9" draw:text-style-name="P20" draw:id="id15" draw:layer="layout" svg:width="25.758cm" svg:height="12.944cm" svg:x="3.589cm" svg:y="4.611cm" presentation:class="title" presentation:user-transformed="true">
          <draw:text-box>
            <text:p text:style-name="P12"><text:span text:style-name="T26"><text:line-break/></text:span><text:span text:style-name="T26"><text:line-break/></text:span><text:span text:style-name="T26"><text:line-break/></text:span><text:span text:style-name="T26"> <text:s text:c="12"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 <text:s text:c="3"/></text:span><text:span text:style-name="T26">notif <text:s text:c="4"/>→</text:span><text:span text:style-name="T26"><text:line-break/></text:span><text:span text:style-name="T26"> <text:s text:c="1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Notification interface</text:span></text:p>
          </draw:text-box>
        </draw:frame>
        <draw:frame presentation:style-name="pr9" draw:text-style-name="P14" draw:layer="layout" svg:width="25.758cm" svg:height="12.944cm" svg:x="1.189cm" svg:y="4.211cm" presentation:class="title" presentation:user-transformed="true">
          <draw:text-box>
            <text:p text:style-name="P12"><text:span text:style-name="T15"><text:line-break/></text:span><text:span text:style-name="T15"><text:line-break/></text:span><text:span text:style-name="T15"> <text:s text:c="3"/></text:span><text:span text:style-name="T15">def notify(self):</text:span><text:span text:style-name="T15"><text:line-break/></text:span><text:span text:style-name="T15"> <text:s text:c="7"/>“Request the server to switch to notification mode”</text:span><text:span text:style-name="T15"><text:line-break/></text:span><text:span text:style-name="T15"><text:line-break/></text:span><text:span text:style-name="T15"><text:line-break/></text:span><text:span text:style-name="T15"> <text:s text:c="3"/>def stopNotify(self):</text:span><text:span text:style-name="T15"><text:line-break/></text:span><text:span text:style-name="T15"> <text:s text:c="7"/>“Request to switch back to normal client/server mode”</text:span><text:span text:style-name="T15"><text:line-break/></text:span><text:span text:style-name="T15"><text:line-break/></text:span><text:span text:style-name="T15"><text:line-break/></text:span><text:span text:style-name="T15"> <text:s text:c="3"/>def waitNotif(self):</text:span><text:span text:style-name="T15"><text:line-break/></text:span><text:span text:style-name="T15"> <text:s text:c="7"/>“Returns a placeholder for the notification callback”</text:span><text:span text:style-name="T15"><text:line-break/></text:span><text:span text:style-name="T15"><text:line-break/></text:span><text:span text:style-name="T15"/></text:p>
          </draw:text-box>
        </draw:frame>
        <draw:frame presentation:style-name="pr9" draw:text-style-name="P14" draw:id="id16" draw:layer="layout" svg:width="25.758cm" svg:height="12.944cm" svg:x="1.189cm" svg:y="4.211cm" presentation:class="title" presentation:user-transformed="true">
          <draw:text-box>
            <text:p text:style-name="P12"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7"/></text:span><text:span text:style-name="T15">self.sendLine(“notify”)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7"/>self.sendLine(“stop”)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 <text:s text:c="7"/>self.d = Deferred()</text:span><text:span text:style-name="T15"><text:line-break/></text:span><text:span text:style-name="T15"> <text:s text:c="7"/>return self.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From the user point of view</text:span></text:p>
          </draw:text-box>
        </draw:frame>
        <draw:frame presentation:style-name="pr9" draw:text-style-name="P16" draw:layer="layout" svg:width="25.758cm" svg:height="12.944cm" svg:x="1.189cm" svg:y="4.111cm" presentation:class="title" presentation:user-transformed="true">
          <draw:text-box>
            <text:p text:style-name="P12"><text:span text:style-name="T18"><text:line-break/></text:span><text:span text:style-name="T18"><text:line-break/></text:span><text:span text:style-name="T18">class Client(basic.LineReceiver): <text:s text:c="3"/></text:span><text:span text:style-name="T18"><text:line-break/></text:span><text:span text:style-name="T18"><text:line-break/></text:span><text:span text:style-name="T18"> <text:s text:c="3"/>@_o</text:span><text:span text:style-name="T18"><text:line-break/></text:span><text:span text:style-name="T18"> <text:s text:c="3"/>def connectionMade(self):</text:span><text:span text:style-name="T18"><text:line-break/></text:span><text:span text:style-name="T18"> <text:s text:c="7"/>self.notify()</text:span><text:span text:style-name="T18"><text:line-break/></text:span><text:span text:style-name="T18"><text:line-break/></text:span><text:span text:style-name="T18"> <text:s text:c="7"/></text:span><text:span text:style-name="T19">while True:</text:span><text:span text:style-name="T18"><text:line-break/></text:span><text:span text:style-name="T18"> <text:s text:c="11"/>notif = yield self.waitNotif()</text:span><text:span text:style-name="T18"><text:line-break/></text:span><text:span text:style-name="T18"><text:line-break/></text:span><text:span text:style-name="T18"> <text:s text:c="11"/>if</text:span><text:span text:style-name="T19"> notif=='notif: random':</text:span><text:span text:style-name="T19"><text:line-break/></text:span><text:span text:style-name="T19"> <text:s text:c="3"/></text:span><text:span text:style-name="T18"><text:s text:c="12"/>self.stopNotify()</text:span><text:span text:style-name="T18"><text:line-break/></text:span><text:span text:style-name="T18"> <text:s text:c="15"/>print yield self.random()</text:span><text:span text:style-name="T18"><text:line-break/></text:span><text:span text:style-name="T18"> <text:s text:c="15"/>self.notify()</text:span><text:span text:style-name="T19"><text:line-break/></text:span><text:span text:style-name="T19"><text:line-break/></text:span><text:span text:style-name="T18"> <text:s text:c="11"/>else:</text:span><text:span text:style-name="T18"><text:line-break/></text:span><text:span text:style-name="T18"> <text:s text:c="15"/>print "not interested, will wait for the next notification"</text:span><text:span text:style-name="T18"><text:line-break/></text:span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9.451cm" svg:x="1.27cm" svg:y="5.755cm" presentation:class="title" presentation:user-transformed="true">
          <draw:text-box>
            <text:p><text:span text:style-name="T12">Pb 1. The user must test the data received and interpret the events </text:span><text:span text:style-name="T12"><text:line-break/></text:span><text:span text:style-name="T12">to branch to the correct handling code </text:span><text:span text:style-name="T12"><text:line-break/></text:span><text:span text:style-name="T12"><text:line-break/></text:span><text:span text:style-name="T12">Can't the protocol author handle </text:span><text:span text:style-name="T12"><text:line-break/></text:span><text:span text:style-name="T12">the parsing/dispatch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6.301cm" svg:x="1.27cm" svg:y="7.328cm" presentation:class="title" presentation:user-transformed="true">
          <draw:text-box>
            <text:p><text:span text:style-name="T12">Pb 2. How to model, with a programming language, a request </text:span><text:span text:style-name="T12"><text:line-break/></text:span><text:span text:style-name="T12">which result in an </text:span><text:span text:style-name="T22">unknown number</text:span><text:span text:style-name="T12"> </text:span><text:span text:style-name="T12"><text:line-break/></text:span><text:span text:style-name="T12">of responses of </text:span><text:span text:style-name="T22">differing natur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Notifications API: 2 callbacks</text:span></text:p>
          </draw:text-box>
        </draw:frame>
        <draw:frame presentation:style-name="pr9" draw:text-style-name="P21" draw:layer="layout" svg:width="25.758cm" svg:height="12.944cm" svg:x="1.189cm" svg:y="4.111cm" presentation:class="title" presentation:user-transformed="true">
          <draw:text-box>
            <text:p text:style-name="P12"><text:span text:style-name="T30"><text:s text:c="4"/></text:span><text:span text:style-name="T30">def randomAvailable(self):</text:span><text:span text:style-name="T30"><text:line-break/></text:span><text:span text:style-name="T30"> <text:s text:c="7"/>“Callback triggered when a random number is available”</text:span><text:span text:style-name="T30"><text:line-break/></text:span><text:span text:style-name="T30"><text:line-break/></text:span><text:span text:style-name="T30"> <text:s text:c="3"/>def classifiedAvailable(self):</text:span><text:span text:style-name="T30"><text:line-break/></text:span><text:span text:style-name="T30"> <text:s text:c="7"/>“Callback triggered when a classified number is available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Simplification of the user code</text:span></text:p>
          </draw:text-box>
        </draw:frame>
        <draw:frame presentation:style-name="pr14" draw:text-style-name="P14" draw:layer="layout" svg:width="15.796cm" svg:height="10.996cm" svg:x="3.865cm" svg:y="5.489cm" presentation:class="title" presentation:user-transformed="true">
          <draw:text-box>
            <text:p text:style-name="P12"><text:span text:style-name="T15">class MyClient(Client):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connectionMade(self):</text:span><text:span text:style-name="T15"><text:line-break/></text:span><text:span text:style-name="T15"> <text:s text:c="7"/>yield self.notify()</text:span><text:span text:style-name="T15"><text:line-break/></text:span><text:span text:style-name="T15"><text:line-break/></text:span><text:span text:style-name="T15"> <text:s text:c="3"/>@_o</text:span><text:span text:style-name="T15"><text:line-break/></text:span><text:span text:style-name="T15"> <text:s text:c="3"/>def randomAvailable(self): </text:span><text:span text:style-name="T15"><text:line-break/></text:span><text:span text:style-name="T15"> <text:s text:c="7"/>yield self.stopNotify()</text:span><text:span text:style-name="T15"><text:line-break/></text:span><text:span text:style-name="T15"> <text:s text:c="7"/>print (yield self.random())</text:span><text:span text:style-name="T15"><text:line-break/></text:span><text:span text:style-name="T15"> <text:s text:c="7"/>yield self.notify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7.876cm" svg:x="1.27cm" svg:y="6.541cm" presentation:class="title" presentation:user-transformed="true">
          <draw:text-box>
            <text:p><text:span text:style-name="T12">1. The user only focus on </text:span><text:span text:style-name="T12"><text:line-break/></text:span><text:span text:style-name="T12"> processing the events</text:span><text:span text:style-name="T12"><text:line-break/></text:span><text:span text:style-name="T12"><text:line-break/></text:span><text:span text:style-name="T12">2. The protocol details can be updated <text:s text:c="3"/>without modification of the user 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11" draw:layer="layout" svg:width="22.525cm" svg:height="2.54cm" svg:x="1.605cm" svg:y="1.705cm" presentation:class="title" presentation:user-transformed="true">
          <draw:text-box>
            <text:p><text:span text:style-name="T13">Parsing/dispatch by the protocol author</text:span></text:p>
          </draw:text-box>
        </draw:frame>
        <draw:frame presentation:style-name="pr9" draw:text-style-name="P16" draw:layer="layout" svg:width="28.809cm" svg:height="12.944cm" svg:x="1.945cm" svg:y="4.558cm" presentation:class="title" presentation:user-transformed="true">
          <draw:text-box>
            <text:p text:style-name="P12"><text:span text:style-name="T31">class Client(basic.LineReceiver):</text:span><text:span text:style-name="T31"><text:line-break/></text:span><text:span text:style-name="T31"><text:line-break/></text:span><text:span text:style-name="T31"> <text:s text:c="3"/></text:span><text:span text:style-name="T19">def lineReceived(self, data):</text:span><text:span text:style-name="T31"><text:line-break/></text:span><text:span text:style-name="T31"> <text:s text:c="7"/>if data.startswith('notif:'):</text:span><text:span text:style-name="T31"><text:line-break/></text:span><text:span text:style-name="T31"><text:line-break/></text:span><text:span text:style-name="T31"> <text:s text:c="11"/></text:span><text:span text:style-name="T19">prefix, command = data.split()</text:span><text:span text:style-name="T31"><text:line-break/></text:span><text:span text:style-name="T31"><text:line-break/></text:span><text:span text:style-name="T31"> <text:s text:c="11"/>if </text:span><text:span text:style-name="T19">command == 'random'</text:span><text:span text:style-name="T31"> and hasattr(self, 'randomAvailable'):</text:span><text:span text:style-name="T31"><text:line-break/></text:span><text:span text:style-name="T31"> <text:s text:c="15"/>self.randomAvailable()</text:span><text:span text:style-name="T31"><text:line-break/></text:span><text:span text:style-name="T31"><text:line-break/></text:span><text:span text:style-name="T31"> <text:s text:c="11"/>elif </text:span><text:span text:style-name="T19">command == 'classified'</text:span><text:span text:style-name="T31"> and hasattr(</text:span><text:span text:style-name="T31"><text:line-break/></text:span><text:span text:style-name="T31"> <text:s text:c="42"/>self, 'classifiedAvailable'):</text:span><text:span text:style-name="T31"><text:line-break/></text:span><text:span text:style-name="T31"> <text:s text:c="15"/>self.classifiedAvailable()</text:span><text:span text:style-name="T31"><text:line-break/></text:span><text:span text:style-name="T31"> <text:s text:c="7"/>else:</text:span><text:span text:style-name="T31"><text:line-break/></text:span><text:span text:style-name="T31"> <text:s text:c="11"/>d.callback(data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unbranded-designninja-presentation-template" presentation:presentation-page-layout-name="AL2T1">
        <office:forms form:automatic-focus="false" form:apply-design-mode="false"/>
        <draw:frame presentation:style-name="pr15" draw:layer="layout" svg:width="25.199cm" svg:height="3.256cm" svg:x="1.471cm" svg:y="1.43cm" presentation:class="title" presentation:user-transformed="true">
          <draw:text-box>
            <text:p>Summary</text:p>
          </draw:text-box>
        </draw:frame>
        <draw:frame presentation:style-name="pr16" draw:text-style-name="P3" draw:layer="layout" svg:width="25.199cm" svg:height="13.61cm" svg:x="2cm" svg:y="5.914cm" presentation:class="outline" presentation:user-transformed="true">
          <draw:text-box>
            <text:list text:style-name="L5">
              <text:list-item>
                <text:p><text:span text:style-name="T2"><text:s/></text:span><text:span text:style-name="T2">Splitting blocking functions between </text:span><text:span text:style-name="T32">emission</text:span><text:span text:style-name="T2"> and </text:span><text:span text:style-name="T32">callback</text:span><text:span text:style-name="T2"> <text:s/>makes it possible to use a reactor for handling concurrent requests without threads,</text:span><text:span text:style-name="T2"><text:line-break/></text:span><text:span text:style-name="T2"/></text:p>
              </text:list-item>
              <text:list-item>
                <text:p><text:span text:style-name="T2">The reactor: a socket supervision syscall, </text:span><text:span text:style-name="T2"><text:line-break/></text:span><text:span text:style-name="T2">each socket has its callbacks associated thanks to a <text:s/>Protocole instance,</text:span><text:span text:style-name="T2"><text:line-break/></text:span><text:span text:style-name="T2"/></text:p>
              </text:list-item>
              <text:list-item>
                <text:p><text:span text:style-name="T33">A</text:span><text:span text:style-name="T2">synchronous API : good for handling events (ex: servers)</text:span><text:span text:style-name="T2"><text:line-break/></text:span><text:span text:style-name="T2">Blocking API : good for sequential cl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18" draw:layer="layout" svg:width="26.67cm" svg:height="3.468cm" svg:x="0.524cm" svg:y="7.092cm" presentation:class="title" presentation:user-transformed="true">
          <draw:text-box>
            <text:p><text:span text:style-name="T34">Questions</text:span><text:span text:style-name="T35">?</text:span></text:p>
          </draw:text-box>
        </draw:frame>
        <draw:frame draw:style-name="gr5" draw:text-style-name="P22" draw:layer="layout" svg:width="27.328cm" svg:height="4.751cm" svg:x="0.672cm" svg:y="15.23cm">
          <draw:text-box>
            <text:p text:style-name="P12"><text:span text:style-name="T36"><text:a xlink:href="mailto:jeandaniel.browne@gmail.com">jeandaniel.browne@gmail.com</text:a></text:span></text:p>
            <text:p text:style-name="P12"><text:span text:style-name="T37"/></text:p>
            <text:p text:style-name="P12"><text:span text:style-name="T38"/></text:p>
            <text:p text:style-name="P12"><text:span text:style-name="T39">Credits: presentation template Emily Dirsh from Fedora Design Team </text:span></text:p>
            <text:p text:style-name="P12"><text:span text:style-name="T39">License: Creative Commons</text:span></text:p>
          </draw:text-box>
        </draw:frame>
        <draw:frame draw:style-name="gr6" draw:layer="layout" svg:width="5.989cm" svg:height="1.276cm" svg:x="0.779cm" svg:y="14.31cm">
          <draw:text-box>
            <text:p><text:span text:style-name="T40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2:19:25</meta:creation-date>
    <meta:editing-duration>PT321H12M32S</meta:editing-duration>
    <meta:editing-cycles>89</meta:editing-cycles>
    <meta:generator>OpenOffice.org/3.2$Linux OpenOffice.org_project/320m12$Build-9483</meta:generator>
    <dc:title>unbranded-designninja-presentation-template</dc:title>
    <meta:initial-creator>liemily </meta:initial-creator>
    <dc:date>2010-10-25T02:15:30</dc:date>
    <dc:creator>Jean Daniel</dc:creator>
    <meta:document-statistic meta:object-count="201"/>
    <meta:template xlink:type="simple" xlink:actuate="onRequest" xlink:title="fedora-designninja-presentation-template-rev2.otp" xlink:href="../../../home/jd/github/home/jd/github/imap_idle/pycon-presentation/Fedora-designninja-presentation-submission-1.otp" meta:date="2010-07-20T12:19:24"/>
  </office:meta>
</office:document-meta>
</file>